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7">
      <text:list-level-style-number text:level="1" style:num-suffix=")" style:num-format="i" text:start-value="10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style:num-suffix=")" style:num-format="1" text:start-value="1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number text:level="1" style:num-suffix=")" style:num-format="1" text:start-value="2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number text:level="1" style:num-suffix=")" style:num-format="1" text:start-value="2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left="0.25in" fo:text-indent="-0.25in">
        <style:tab-stops>
          <style:tab-stop style:type="left" style:position="0.25in"/>
          <style:tab-stop style:type="left" style:position="1.875in"/>
          <style:tab-stop style:type="left" style:position="3.5in"/>
          <style:tab-stop style:type="left" style:position="5in"/>
        </style:tab-stops>
      </style:paragraph-properties>
      <style:text-properties style:font-name-complex="Times New Roman" fo:font-weight="bold" style:font-weight-asian="bold" style:font-weight-complex="bold" fo:color="#800000" fo:font-size="10pt" style:font-size-asian="10pt" style:font-size-complex="10pt"/>
    </style:style>
    <style:style style:name="P2" style:parent-style-name="Standard" style:family="paragraph">
      <style:paragraph-properties fo:margin-left="0.25in" fo:text-indent="-0.25in">
        <style:tab-stops>
          <style:tab-stop style:type="left" style:position="0.25in"/>
          <style:tab-stop style:type="left" style:position="1.875in"/>
          <style:tab-stop style:type="left" style:position="3.5in"/>
          <style:tab-stop style:type="left" style:position="5in"/>
        </style:tab-stops>
      </style:paragraph-properties>
      <style:text-properties style:font-name-complex="Times New Roman" fo:font-weight="bold" style:font-weight-asian="bold" style:font-weight-complex="bold" fo:color="#800000" fo:font-size="10pt" style:font-size-asian="10pt" style:font-size-complex="10pt"/>
    </style:style>
    <style:style style:name="P3" style:parent-style-name="Standard" style:family="paragraph">
      <style:paragraph-properties fo:margin-left="0.25in" fo:text-indent="-0.25in">
        <style:tab-stops>
          <style:tab-stop style:type="left" style:position="0.25in"/>
          <style:tab-stop style:type="left" style:position="1.875in"/>
          <style:tab-stop style:type="left" style:position="3.5in"/>
          <style:tab-stop style:type="left" style:position="5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4" style:parent-style-name="Standard" style:family="paragraph">
      <style:paragraph-properties fo:margin-left="0.25in" fo:text-indent="-0.25in">
        <style:tab-stops>
          <style:tab-stop style:type="left" style:position="0.25in"/>
          <style:tab-stop style:type="left" style:position="0.5in"/>
          <style:tab-stop style:type="left" style:position="1.875in"/>
          <style:tab-stop style:type="left" style:position="2in"/>
          <style:tab-stop style:type="left" style:position="3.5in"/>
          <style:tab-stop style:type="left" style:position="5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5" style:parent-style-name="Standard" style:family="paragraph">
      <style:paragraph-properties fo:margin-left="0.25in" fo:text-indent="-0.25in">
        <style:tab-stops>
          <style:tab-stop style:type="left" style:position="0.25in"/>
          <style:tab-stop style:type="left" style:position="1.875in"/>
          <style:tab-stop style:type="left" style:position="3.5in"/>
          <style:tab-stop style:type="left" style:position="5in"/>
        </style:tab-stops>
      </style:paragraph-properties>
    </style:style>
    <style:style style:name="T6" style:parent-style-name="DefaultParagraphFont" style:family="text"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T7" style:parent-style-name="DefaultParagraphFont" style:family="text"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T8" style:parent-style-name="DefaultParagraphFont" style:family="text"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T9" style:parent-style-name="DefaultParagraphFont" style:family="text"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10" style:parent-style-name="Standard" style:family="paragraph">
      <style:paragraph-properties fo:margin-left="0.25in" fo:text-indent="-0.25in">
        <style:tab-stops>
          <style:tab-stop style:type="left" style:position="0.25in"/>
          <style:tab-stop style:type="left" style:position="1.875in"/>
          <style:tab-stop style:type="left" style:position="3.5in"/>
          <style:tab-stop style:type="left" style:position="5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11" style:parent-style-name="Standard" style:family="paragraph">
      <style:paragraph-properties fo:margin-left="0.25in" fo:text-indent="-0.25in">
        <style:tab-stops>
          <style:tab-stop style:type="left" style:position="0.25in"/>
          <style:tab-stop style:type="left" style:position="1.875in"/>
          <style:tab-stop style:type="left" style:position="3.5in"/>
          <style:tab-stop style:type="left" style:position="5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12" style:parent-style-name="Standard" style:family="paragraph">
      <style:paragraph-properties fo:margin-left="0.25in" fo:text-indent="-0.25in">
        <style:tab-stops>
          <style:tab-stop style:type="left" style:position="0.25in"/>
          <style:tab-stop style:type="left" style:position="1.875in"/>
          <style:tab-stop style:type="left" style:position="3.5in"/>
          <style:tab-stop style:type="left" style:position="5in"/>
        </style:tab-stops>
      </style:paragraph-properties>
    </style:style>
    <style:style style:name="T13" style:parent-style-name="DefaultParagraphFont" style:family="text"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T14" style:parent-style-name="DefaultParagraphFont" style:family="text"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T15" style:parent-style-name="DefaultParagraphFont" style:family="text"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T16" style:parent-style-name="DefaultParagraphFont" style:family="text"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17" style:parent-style-name="ListParagraph" style:family="paragraph">
      <style:paragraph-properties fo:text-align="justify" fo:margin-left="0in">
        <style:tab-stops/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18" style:parent-style-name="ListParagraph" style:family="paragraph">
      <style:paragraph-properties fo:text-align="justify" fo:margin-left="0in">
        <style:tab-stops/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19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20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21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22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23" style:parent-style-name="ListParagraph" style:family="paragraph">
      <style:paragraph-properties fo:text-align="justify" fo:margin-left="0in">
        <style:tab-stops/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24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25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26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27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28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29" style:parent-style-name="ListParagraph" style:family="paragraph">
      <style:paragraph-properties fo:text-align="justify" fo:margin-left="0in">
        <style:tab-stops/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30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31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32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33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34" style:parent-style-name="ListParagraph" style:family="paragraph">
      <style:paragraph-properties fo:text-align="justify" fo:margin-left="0in">
        <style:tab-stops/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35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36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37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38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39" style:parent-style-name="ListParagraph" style:family="paragraph">
      <style:paragraph-properties fo:text-align="justify" fo:margin-left="0in">
        <style:tab-stops/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40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41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42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43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44" style:parent-style-name="ListParagraph" style:family="paragraph">
      <style:paragraph-properties fo:text-align="justify" fo:margin-left="0in">
        <style:tab-stops/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45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46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47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48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49" style:parent-style-name="ListParagraph" style:family="paragraph">
      <style:paragraph-properties fo:text-align="justify" fo:margin-left="0in">
        <style:tab-stops/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50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51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52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53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54" style:parent-style-name="ListParagraph" style:family="paragraph">
      <style:paragraph-properties fo:text-align="justify" fo:margin-left="0in">
        <style:tab-stops/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55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56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57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58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59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60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61" style:parent-style-name="ListParagraph" style:family="paragraph">
      <style:paragraph-properties fo:text-align="justify" fo:margin-left="0in">
        <style:tab-stops/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62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63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64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65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66" style:parent-style-name="ListParagraph" style:family="paragraph">
      <style:paragraph-properties fo:text-align="justify" fo:margin-left="0in">
        <style:tab-stops/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67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68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69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70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71" style:parent-style-name="ListParagraph" style:family="paragraph">
      <style:paragraph-properties fo:text-align="justify" fo:margin-left="0in">
        <style:tab-stops/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72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73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74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75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76" style:parent-style-name="ListParagraph" style:family="paragraph">
      <style:paragraph-properties fo:text-align="justify" fo:margin-left="0in">
        <style:tab-stops/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77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78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79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80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81" style:parent-style-name="ListParagraph" style:family="paragraph">
      <style:paragraph-properties fo:text-align="justify" fo:margin-left="0in">
        <style:tab-stops/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82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83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84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85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86" style:parent-style-name="ListParagraph" style:family="paragraph">
      <style:paragraph-properties fo:text-align="justify" fo:margin-left="0in">
        <style:tab-stops/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87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88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89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90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91" style:parent-style-name="ListParagraph" style:family="paragraph">
      <style:paragraph-properties fo:text-align="justify" fo:margin-left="0in">
        <style:tab-stops/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92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93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94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95" style:parent-style-name="ListParagraph" style:family="paragraph">
      <style:paragraph-properties fo:text-align="justify">
        <style:tab-stops>
          <style:tab-stop style:type="left" style:position="0.5909in"/>
          <style:tab-stop style:type="left" style:position="1.575in"/>
          <style:tab-stop style:type="left" style:position="1.8708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96" style:parent-style-name="Standard" style:family="paragraph">
      <style:paragraph-properties fo:text-align="justify" fo:margin-left="0.25in" fo:text-indent="-0.25in">
        <style:tab-stops>
          <style:tab-stop style:type="left" style:position="0.25in"/>
          <style:tab-stop style:type="left" style:position="1.875in"/>
          <style:tab-stop style:type="left" style:position="3.5in"/>
          <style:tab-stop style:type="left" style:position="5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P97" style:parent-style-name="Standard" style:family="paragraph">
      <style:paragraph-properties fo:text-align="justify" fo:margin-left="0.25in" fo:text-indent="-0.25in">
        <style:tab-stops>
          <style:tab-stop style:type="left" style:position="0.25in"/>
          <style:tab-stop style:type="left" style:position="1.8125in"/>
          <style:tab-stop style:type="left" style:position="3.5in"/>
          <style:tab-stop style:type="left" style:position="4.875in"/>
        </style:tab-stops>
      </style:paragraph-properties>
      <style:text-properties style:font-name-complex="Times New Roman" fo:font-weight="bold" style:font-weight-asian="bold" style:font-weight-complex="bold" fo:font-size="10pt" style:font-size-asian="10pt" style:font-size-complex="10pt"/>
    </style:style>
  </office:automatic-styles>
  <office:body>
    <office:text text:use-soft-page-breaks="true">
      <text:p text:style-name="P1">NUMBER AND LETTER<text:s/>ANALOGIES</text:p>
      <text:p text:style-name="P2"/>
      <text:p text:style-name="P3"/>
      <text:p text:style-name="P4">1) <text:s/>GOOD : 16 :: BAD :</text:p>
      <text:p text:style-name="P5"><text:span text:style-name="T6"><text:tab/>(1) 2</text:span><text:span text:style-name="T7"><text:tab/>(2) 6</text:span><text:span text:style-name="T8"><text:tab/>(3) 9</text:span><text:span text:style-name="T9"><text:tab/>(4) 3</text:span></text:p>
      <text:p text:style-name="P10"/>
      <text:p text:style-name="P11">2) <text:s text:c="2"/>ACE:GIK::MOQ:___________</text:p>
      <text:list text:style-name="LFO12" text:continue-numbering="true">
        <text:list-item>
          <text:list>
            <text:list-item>
              <text:p text:style-name="P12"><text:span text:style-name="T13">SLW</text:span><text:span text:style-name="T14"><text:tab/>(2) SUW</text:span><text:span text:style-name="T15"><text:tab/>(3) SPU <text:s text:c="13"/></text:span><text:span text:style-name="T16"><text:tab/>(4) STU</text:span></text:p>
            </text:list-item>
          </text:list>
        </text:list-item>
      </text:list>
      <text:p text:style-name="P17"/>
      <text:p text:style-name="P18"><text:s/>3) <text:s text:c="9"/>125 : 343 :: 343 : _____</text:p>
      <text:p text:style-name="P19">a)<text:tab/>512<text:tab/>b)<text:tab/>1331</text:p>
      <text:p text:style-name="P20">c)<text:tab/>1728<text:tab/>d)<text:tab/>81</text:p>
      <text:p text:style-name="P21">e)<text:tab/>27</text:p>
      <text:p text:style-name="P22"/>
      <text:p text:style-name="P23"><text:s/>4) <text:s text:c="10"/>81:729:144: ______</text:p>
      <text:p text:style-name="P24">a)<text:tab/>1728<text:tab/>b)<text:tab/>1331</text:p>
      <text:p text:style-name="P25">c)<text:tab/>169<text:tab/>d)<text:tab/>2197</text:p>
      <text:p text:style-name="P26">e)<text:tab/>121</text:p>
      <text:p text:style-name="P27"/>
      <text:p text:style-name="P28"/>
      <text:p text:style-name="P29">5) <text:s text:c="10"/>5 : 150 :: 8 _____</text:p>
      <text:p text:style-name="P30">a)<text:tab/>520<text:tab/>b)<text:tab/>516</text:p>
      <text:p text:style-name="P31">c)<text:tab/>512<text:tab/>d)<text:tab/>584</text:p>
      <text:p text:style-name="P32">e)<text:tab/>576</text:p>
      <text:p text:style-name="P33"/>
      <text:p text:style-name="P34">6) <text:s text:c="9"/>C : G :: K : ______</text:p>
      <text:p text:style-name="P35">a)<text:tab/>N<text:tab/>b)<text:tab/>Q</text:p>
      <text:p text:style-name="P36">c)<text:tab/>O<text:tab/>d)<text:tab/>P</text:p>
      <text:p text:style-name="P37">e)<text:tab/>R</text:p>
      <text:p text:style-name="P38"/>
      <text:p text:style-name="P39">7) <text:s text:c="10"/>MONTH : NMQPM ::<text:s/>PAPER: _______</text:p>
      <text:p text:style-name="P40">a)<text:tab/>QYTBV<text:tab/>b)<text:tab/>QXSBX</text:p>
      <text:p text:style-name="P41">c)<text:tab/>QYTAV<text:tab/>d)<text:tab/>QYSAW</text:p>
      <text:p text:style-name="P42">e)<text:tab/>QWPKV</text:p>
      <text:p text:style-name="P43"/>
      <text:p text:style-name="P44">8) <text:s text:c="11"/>MARINE : AIENRM :: DISGUISE ______</text:p>
      <text:p text:style-name="P45">a)<text:tab/>IGIEDSUS<text:tab/>b)<text:tab/>IDGSIUES</text:p>
      <text:p text:style-name="P46">c)<text:tab/>IGESRNPQ<text:tab/>d)<text:tab/>IGEIUSSD</text:p>
      <text:p text:style-name="P47">e)<text:tab/>IGIESUSD</text:p>
      <text:p text:style-name="P48"/>
      <text:p text:style-name="P49">9) <text:s text:c="6"/>MTSRA : OWXYL :: MNRLIH : _______</text:p>
      <text:p text:style-name="P50">a)<text:tab/>DQVTVW<text:tab/>b)<text:tab/>OQUVRW</text:p>
      <text:p text:style-name="P51">c)<text:tab/>OQTPST<text:tab/>d)<text:tab/>OQTQRV</text:p>
      <text:p text:style-name="P52">e)<text:tab/>OQWSTU</text:p>
      <text:p text:style-name="P53"/>
      <text:p text:style-name="P54">10) <text:s text:c="9"/>DEPRL : LRPED :: POCKET: _______</text:p>
      <text:p text:style-name="P55">a)<text:tab/>TECHOP<text:tab/>b)<text:tab/>TEKOCP</text:p>
      <text:p text:style-name="P56">c)<text:tab/>TEKCOP<text:tab/>d)<text:tab/>TELNOQ</text:p>
      <text:p text:style-name="P57">e)<text:tab/>None</text:p>
      <text:p text:style-name="P58"/>
      <text:p text:style-name="P59"/>
      <text:p text:style-name="P60"/>
      <text:p text:style-name="P61">11) <text:s text:c="10"/>12L : 24X :: 5E _______</text:p>
      <text:p text:style-name="P62">a)<text:tab/>21U<text:tab/>b)<text:tab/>19S</text:p>
      <text:p text:style-name="P63">c)<text:tab/>10J<text:tab/>d)<text:tab/>20T</text:p>
      <text:p text:style-name="P64">e)<text:tab/>18R</text:p>
      <text:p text:style-name="P65"/>
      <text:p text:style-name="P66">12) <text:s text:c="10"/>BCD: 234 :: _______ : 678</text:p>
      <text:p text:style-name="P67">a)<text:tab/>CDE<text:tab/>b)<text:tab/>EFG</text:p>
      <text:p text:style-name="P68">c)<text:tab/>GHF<text:tab/>d)<text:tab/>FGH</text:p>
      <text:p text:style-name="P69">e)<text:tab/>EDC</text:p>
      <text:p text:style-name="P70"/>
      <text:p text:style-name="P71">13) <text:s text:c="10"/>H : S :: C _____</text:p>
      <text:soft-page-break/>
      <text:p text:style-name="P72">a)<text:tab/>P<text:tab/>b)<text:tab/>Q</text:p>
      <text:p text:style-name="P73">c)<text:tab/>T<text:tab/>d)<text:tab/>R</text:p>
      <text:p text:style-name="P74">e)<text:tab/>X</text:p>
      <text:p text:style-name="P75"/>
      <text:p text:style-name="P76">14) <text:s text:c="10"/>BCE: DIY :: ADFG : ______</text:p>
      <text:p text:style-name="P77">a)<text:tab/>APLV<text:tab/>b)<text:tab/>APIW</text:p>
      <text:p text:style-name="P78">c)<text:tab/>AIPW<text:tab/>d)<text:tab/>APJW</text:p>
      <text:p text:style-name="P79">e)<text:tab/>AQJW</text:p>
      <text:p text:style-name="P80"/>
      <text:p text:style-name="P81">15) <text:s text:c="11"/>BRPL: AOKE :: APPLE : ________</text:p>
      <text:p text:style-name="P82">a)<text:tab/>ZMLHZ<text:tab/>b)<text:tab/>YNLDX</text:p>
      <text:p text:style-name="P83">c)<text:tab/>YMNFV<text:tab/>d)<text:tab/>ZMKEV</text:p>
      <text:p text:style-name="P84">e)<text:tab/>ZNLDV</text:p>
      <text:p text:style-name="P85"/>
      <text:p text:style-name="P86">16) <text:s text:c="5"/>TRAIN :<text:s/>UUFPW :: _________ : BOARD</text:p>
      <text:p text:style-name="P87">a)<text:tab/>CRFYK<text:tab/>b)<text:tab/>ALVKU</text:p>
      <text:p text:style-name="P88">c)<text:tab/>ALFKT<text:tab/>d)<text:tab/>ARVHT</text:p>
      <text:p text:style-name="P89">e)<text:tab/>ANFKU</text:p>
      <text:p text:style-name="P90"/>
      <text:p text:style-name="P91">17) <text:s text:c="8"/>NATURE : PEVASI :: ISOMERS : ______</text:p>
      <text:p text:style-name="P92">a)<text:tab/>OTUNJTV<text:tab/>b)<text:tab/>OTUNIST</text:p>
      <text:p text:style-name="P93">c)<text:tab/>PUVNJST<text:tab/>d)<text:tab/>OVTNJST</text:p>
      <text:p text:style-name="P94">e)<text:tab/>OUTVJRV</text:p>
      <text:p text:style-name="P95"/>
      <text:p text:style-name="P96"/>
      <text:p text:style-name="P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bodyindent" style:display-name="Text body indent" style:family="paragraph" style:parent-style-name="Standard">
      <style:paragraph-properties fo:margin-left="0.25in" fo:text-indent="-0.25in">
        <style:tab-stops>
          <style:tab-stop style:type="left" style:position="0.25in"/>
          <style:tab-stop style:type="left" style:position="1.8333in"/>
          <style:tab-stop style:type="left" style:position="3.5in"/>
          <style:tab-stop style:type="left" style:position="5in"/>
        </style:tab-stops>
      </style:paragraph-properties>
      <style:text-properties style:font-name="Verdana" style:font-name-complex="Verdana" fo:font-size="10pt" style:font-size-asian="10pt" fo:hyphenate="false"/>
    </style:style>
    <style:style style:name="Objectwitharrow" style:display-name="Object with arrow" style:family="paragraph" style:parent-style-name="Standard">
      <style:text-properties fo:hyphenate="false"/>
    </style:style>
    <style:style style:name="Objectwithshadow" style:display-name="Object with shadow" style:family="paragraph" style:parent-style-name="Standard">
      <style:text-properties fo:hyphenate="false"/>
    </style:style>
    <style:style style:name="Objectwithoutfill" style:display-name="Object without fill" style:family="paragraph" style:parent-style-name="Standard">
      <style:text-properties fo:hyphenate="false"/>
    </style:style>
    <style:style style:name="Objectwithnofillandnoline" style:display-name="Object with no fill and no line" style:family="paragraph" style:parent-style-name="Standard">
      <style:text-properties fo:hyphenate="false"/>
    </style:style>
    <style:style style:name="Text" style:display-name="Text" style:family="paragraph" style:parent-style-name="Caption">
      <style:text-properties fo:hyphenate="false"/>
    </style:style>
    <style:style style:name="Textbodyjustified" style:display-name="Text body justified" style:family="paragraph" style:parent-style-name="Standard">
      <style:text-properties fo:hyphenate="false"/>
    </style:style>
    <style:style style:name="Firstlineindent" style:display-name="First line indent" style:family="paragraph" style:parent-style-name="Textbody">
      <style:paragraph-properties fo:margin-bottom="0in" fo:text-indent="0.1965in"/>
      <style:text-properties fo:hyphenate="false"/>
    </style:style>
    <style:style style:name="Title" style:display-name="Title" style:family="paragraph" style:parent-style-name="Heading" style:next-style-name="Subtitle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le1" style:display-name="Title1" style:family="paragraph" style:parent-style-name="Standard">
      <style:paragraph-properties fo:text-align="center"/>
      <style:text-properties fo:hyphenate="false"/>
    </style:style>
    <style:style style:name="Title2" style:display-name="Title2" style:family="paragraph" style:parent-style-name="Standard">
      <style:paragraph-properties fo:text-align="center" fo:margin-top="0.0395in" fo:margin-bottom="0.0395in" fo:margin-right="0.0784in"/>
      <style:text-properties fo:hyphenate="false"/>
    </style:style>
    <style:style style:name="Heading10" style:display-name="Heading1" style:family="paragraph" style:parent-style-name="Standard">
      <style:paragraph-properties fo:margin-top="0.1652in" fo:margin-bottom="0.0826in"/>
      <style:text-properties fo:hyphenate="false"/>
    </style:style>
    <style:style style:name="Heading2" style:display-name="Heading2" style:family="paragraph" style:parent-style-name="Standard">
      <style:paragraph-properties fo:margin-top="0.1652in" fo:margin-bottom="0.0826in"/>
      <style:text-properties fo:hyphenate="false"/>
    </style:style>
    <style:style style:name="DimensionLine" style:display-name="Dimension Line" style:family="paragraph" style:parent-style-name="Standard">
      <style:text-properties fo:hyphenate="false"/>
    </style:style>
    <style:style style:name="DefaultLTGliederung1" style:display-name="Default~LT~Gliederung 1" style:family="paragraph">
      <style:paragraph-properties style:text-autospace="none" fo:margin-bottom="0.1965in"/>
      <style:text-properties style:font-name="Mangal" style:font-name-asian="Mangal" fo:color="#000000" fo:font-size="32pt" style:font-size-asian="32pt" style:font-size-complex="32pt" fo:hyphenate="false"/>
    </style:style>
    <style:style style:name="DefaultLTGliederung2" style:display-name="Default~LT~Gliederung 2" style:family="paragraph" style:parent-style-name="DefaultLTGliederung1">
      <style:paragraph-properties fo:margin-bottom="0.1576in"/>
      <style:text-properties fo:font-size="24pt" style:font-size-asian="24pt" style:font-size-complex="24pt" fo:hyphenate="false"/>
    </style:style>
    <style:style style:name="DefaultLTGliederung3" style:display-name="Default~LT~Gliederung 3" style:family="paragraph" style:parent-style-name="DefaultLTGliederung2">
      <style:paragraph-properties fo:margin-bottom="0.118in"/>
      <style:text-properties fo:font-size="20pt" style:font-size-asian="20pt" style:font-size-complex="20pt" fo:hyphenate="false"/>
    </style:style>
    <style:style style:name="DefaultLTGliederung4" style:display-name="Default~LT~Gliederung 4" style:family="paragraph" style:parent-style-name="DefaultLTGliederung3">
      <style:paragraph-properties fo:margin-bottom="0.0784in"/>
      <style:text-properties fo:hyphenate="false"/>
    </style:style>
    <style:style style:name="DefaultLTGliederung5" style:display-name="Default~LT~Gliederung 5" style:family="paragraph" style:parent-style-name="DefaultLTGliederung4">
      <style:paragraph-properties fo:margin-bottom="0.0395in"/>
      <style:text-properties fo:hyphenate="false"/>
    </style:style>
    <style:style style:name="DefaultLTGliederung6" style:display-name="Default~LT~Gliederung 6" style:family="paragraph" style:parent-style-name="DefaultLTGliederung5">
      <style:text-properties fo:hyphenate="false"/>
    </style:style>
    <style:style style:name="DefaultLTGliederung7" style:display-name="Default~LT~Gliederung 7" style:family="paragraph" style:parent-style-name="DefaultLTGliederung6">
      <style:text-properties fo:hyphenate="false"/>
    </style:style>
    <style:style style:name="DefaultLTGliederung8" style:display-name="Default~LT~Gliederung 8" style:family="paragraph" style:parent-style-name="DefaultLTGliederung7">
      <style:text-properties fo:hyphenate="false"/>
    </style:style>
    <style:style style:name="DefaultLTGliederung9" style:display-name="Default~LT~Gliederung 9" style:family="paragraph" style:parent-style-name="DefaultLTGliederung8">
      <style:text-properties fo:hyphenate="false"/>
    </style:style>
    <style:style style:name="DefaultLTTitel" style:display-name="Default~LT~Titel" style:family="paragraph">
      <style:paragraph-properties style:text-autospace="none"/>
      <style:text-properties style:font-name="Mangal" style:font-name-asian="Mangal" fo:color="#000000" fo:font-size="18pt" style:font-size-asian="18pt" style:font-size-complex="18pt" fo:hyphenate="false"/>
    </style:style>
    <style:style style:name="DefaultLTUntertitel" style:display-name="Default~LT~Untertitel" style:family="paragraph">
      <style:paragraph-properties style:text-autospace="none" fo:text-align="center"/>
      <style:text-properties style:font-name="Mangal" style:font-name-asian="Mangal" fo:font-size="32pt" style:font-size-asian="32pt" style:font-size-complex="32pt" fo:hyphenate="false"/>
    </style:style>
    <style:style style:name="DefaultLTNotizen" style:display-name="Default~LT~Notizen" style:family="paragraph">
      <style:paragraph-properties style:text-autospace="none" fo:margin-left="0.2361in" fo:text-indent="-0.2361in">
        <style:tab-stops/>
      </style:paragraph-properties>
      <style:text-properties style:font-name="Mangal" style:font-name-asian="Mangal" fo:font-size="20pt" style:font-size-asian="20pt" style:font-size-complex="20pt" fo:hyphenate="false"/>
    </style:style>
    <style:style style:name="DefaultLTHintergrundobjekte" style:display-name="Default~LT~Hintergrundobjekte" style:family="paragraph">
      <style:paragraph-properties style:text-autospace="none"/>
      <style:text-properties fo:hyphenate="false"/>
    </style:style>
    <style:style style:name="DefaultLTHintergrund" style:display-name="Default~LT~Hintergrund" style:family="paragraph">
      <style:paragraph-properties style:text-autospace="none"/>
      <style:text-properties fo:hyphenate="false"/>
    </style:style>
    <style:style style:name="default" style:display-name="default" style:family="paragraph">
      <style:paragraph-properties style:text-autospace="none" style:line-height-at-least="0.1388in"/>
      <style:text-properties style:font-name="Mangal" style:font-name-asian="Mangal" fo:font-size="18pt" style:font-size-asian="18pt" style:font-size-complex="18pt" fo:hyphenate="false"/>
    </style:style>
    <style:style style:name="blue1" style:display-name="blue1" style:family="paragraph" style:parent-style-name="default">
      <style:text-properties fo:hyphenate="false"/>
    </style:style>
    <style:style style:name="blue2" style:display-name="blue2" style:family="paragraph" style:parent-style-name="default">
      <style:text-properties fo:hyphenate="false"/>
    </style:style>
    <style:style style:name="blue3" style:display-name="blue3" style:family="paragraph" style:parent-style-name="default">
      <style:text-properties fo:hyphenate="false"/>
    </style:style>
    <style:style style:name="bw1" style:display-name="bw1" style:family="paragraph" style:parent-style-name="default">
      <style:text-properties fo:hyphenate="false"/>
    </style:style>
    <style:style style:name="bw2" style:display-name="bw2" style:family="paragraph" style:parent-style-name="default">
      <style:text-properties fo:hyphenate="false"/>
    </style:style>
    <style:style style:name="bw3" style:display-name="bw3" style:family="paragraph" style:parent-style-name="default">
      <style:text-properties fo:hyphenate="false"/>
    </style:style>
    <style:style style:name="orange1" style:display-name="orange1" style:family="paragraph" style:parent-style-name="default">
      <style:text-properties fo:hyphenate="false"/>
    </style:style>
    <style:style style:name="orange2" style:display-name="orange2" style:family="paragraph" style:parent-style-name="default">
      <style:text-properties fo:hyphenate="false"/>
    </style:style>
    <style:style style:name="orange3" style:display-name="orange3" style:family="paragraph" style:parent-style-name="default">
      <style:text-properties fo:hyphenate="false"/>
    </style:style>
    <style:style style:name="turquise1" style:display-name="turquise1" style:family="paragraph" style:parent-style-name="default">
      <style:text-properties fo:hyphenate="false"/>
    </style:style>
    <style:style style:name="turquise2" style:display-name="turquise2" style:family="paragraph" style:parent-style-name="default">
      <style:text-properties fo:hyphenate="false"/>
    </style:style>
    <style:style style:name="turquise3" style:display-name="turquise3" style:family="paragraph" style:parent-style-name="default">
      <style:text-properties fo:hyphenate="false"/>
    </style:style>
    <style:style style:name="gray1" style:display-name="gray1" style:family="paragraph" style:parent-style-name="default">
      <style:text-properties fo:hyphenate="false"/>
    </style:style>
    <style:style style:name="gray2" style:display-name="gray2" style:family="paragraph" style:parent-style-name="default">
      <style:text-properties fo:hyphenate="false"/>
    </style:style>
    <style:style style:name="gray3" style:display-name="gray3" style:family="paragraph" style:parent-style-name="default">
      <style:text-properties fo:hyphenate="false"/>
    </style:style>
    <style:style style:name="sun1" style:display-name="sun1" style:family="paragraph" style:parent-style-name="default">
      <style:text-properties fo:hyphenate="false"/>
    </style:style>
    <style:style style:name="sun2" style:display-name="sun2" style:family="paragraph" style:parent-style-name="default">
      <style:text-properties fo:hyphenate="false"/>
    </style:style>
    <style:style style:name="sun3" style:display-name="sun3" style:family="paragraph" style:parent-style-name="default">
      <style:text-properties fo:hyphenate="false"/>
    </style:style>
    <style:style style:name="earth1" style:display-name="earth1" style:family="paragraph" style:parent-style-name="default">
      <style:text-properties fo:hyphenate="false"/>
    </style:style>
    <style:style style:name="earth2" style:display-name="earth2" style:family="paragraph" style:parent-style-name="default">
      <style:text-properties fo:hyphenate="false"/>
    </style:style>
    <style:style style:name="earth3" style:display-name="earth3" style:family="paragraph" style:parent-style-name="default">
      <style:text-properties fo:hyphenate="false"/>
    </style:style>
    <style:style style:name="green1" style:display-name="green1" style:family="paragraph" style:parent-style-name="default">
      <style:text-properties fo:hyphenate="false"/>
    </style:style>
    <style:style style:name="green2" style:display-name="green2" style:family="paragraph" style:parent-style-name="default">
      <style:text-properties fo:hyphenate="false"/>
    </style:style>
    <style:style style:name="green3" style:display-name="green3" style:family="paragraph" style:parent-style-name="default">
      <style:text-properties fo:hyphenate="false"/>
    </style:style>
    <style:style style:name="seetang1" style:display-name="seetang1" style:family="paragraph" style:parent-style-name="default">
      <style:text-properties fo:hyphenate="false"/>
    </style:style>
    <style:style style:name="seetang2" style:display-name="seetang2" style:family="paragraph" style:parent-style-name="default">
      <style:text-properties fo:hyphenate="false"/>
    </style:style>
    <style:style style:name="seetang3" style:display-name="seetang3" style:family="paragraph" style:parent-style-name="default">
      <style:text-properties fo:hyphenate="false"/>
    </style:style>
    <style:style style:name="lightblue1" style:display-name="lightblue1" style:family="paragraph" style:parent-style-name="default">
      <style:text-properties fo:hyphenate="false"/>
    </style:style>
    <style:style style:name="lightblue2" style:display-name="lightblue2" style:family="paragraph" style:parent-style-name="default">
      <style:text-properties fo:hyphenate="false"/>
    </style:style>
    <style:style style:name="lightblue3" style:display-name="lightblue3" style:family="paragraph" style:parent-style-name="default">
      <style:text-properties fo:hyphenate="false"/>
    </style:style>
    <style:style style:name="yellow1" style:display-name="yellow1" style:family="paragraph" style:parent-style-name="default">
      <style:text-properties fo:hyphenate="false"/>
    </style:style>
    <style:style style:name="yellow2" style:display-name="yellow2" style:family="paragraph" style:parent-style-name="default">
      <style:text-properties fo:hyphenate="false"/>
    </style:style>
    <style:style style:name="yellow3" style:display-name="yellow3" style:family="paragraph" style:parent-style-name="default">
      <style:text-properties fo:hyphenate="false"/>
    </style:style>
    <style:style style:name="WW-Title" style:display-name="WW-Title" style:family="paragraph">
      <style:paragraph-properties style:text-autospace="none"/>
      <style:text-properties style:font-name="Mangal" style:font-name-asian="Mangal" fo:color="#000000" fo:font-size="18pt" style:font-size-asian="18pt" style:font-size-complex="18pt" fo:hyphenate="false"/>
    </style:style>
    <style:style style:name="Backgroundobjects" style:display-name="Background objects" style:family="paragraph">
      <style:paragraph-properties style:text-autospace="none"/>
      <style:text-properties fo:hyphenate="false"/>
    </style:style>
    <style:style style:name="Background" style:display-name="Background" style:family="paragraph">
      <style:paragraph-properties style:text-autospace="none"/>
      <style:text-properties fo:hyphenate="false"/>
    </style:style>
    <style:style style:name="Notes" style:display-name="Notes" style:family="paragraph">
      <style:paragraph-properties style:text-autospace="none" fo:margin-left="0.2361in" fo:text-indent="-0.2361in">
        <style:tab-stops/>
      </style:paragraph-properties>
      <style:text-properties style:font-name="Mangal" style:font-name-asian="Mangal" fo:font-size="20pt" style:font-size-asian="20pt" style:font-size-complex="20pt" fo:hyphenate="false"/>
    </style:style>
    <style:style style:name="Outline1" style:display-name="Outline 1" style:family="paragraph">
      <style:paragraph-properties style:text-autospace="none" fo:margin-bottom="0.1965in"/>
      <style:text-properties style:font-name="Mangal" style:font-name-asian="Mangal" fo:color="#000000" fo:font-size="32pt" style:font-size-asian="32pt" style:font-size-complex="32pt" fo:hyphenate="false"/>
    </style:style>
    <style:style style:name="Outline2" style:display-name="Outline 2" style:family="paragraph" style:parent-style-name="Outline1">
      <style:paragraph-properties fo:margin-bottom="0.1576in"/>
      <style:text-properties fo:font-size="24pt" style:font-size-asian="24pt" style:font-size-complex="24pt" fo:hyphenate="false"/>
    </style:style>
    <style:style style:name="Outline3" style:display-name="Outline 3" style:family="paragraph" style:parent-style-name="Outline2">
      <style:paragraph-properties fo:margin-bottom="0.118in"/>
      <style:text-properties fo:font-size="20pt" style:font-size-asian="20pt" style:font-size-complex="20pt" fo:hyphenate="false"/>
    </style:style>
    <style:style style:name="Outline4" style:display-name="Outline 4" style:family="paragraph" style:parent-style-name="Outline3">
      <style:paragraph-properties fo:margin-bottom="0.0784in"/>
      <style:text-properties fo:hyphenate="false"/>
    </style:style>
    <style:style style:name="Outline5" style:display-name="Outline 5" style:family="paragraph" style:parent-style-name="Outline4">
      <style:paragraph-properties fo:margin-bottom="0.0395in"/>
      <style:text-properties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Default1LTGliederung1" style:display-name="Default 1~LT~Gliederung 1" style:family="paragraph">
      <style:paragraph-properties style:text-autospace="none" fo:margin-bottom="0.1965in"/>
      <style:text-properties style:font-name="Mangal" style:font-name-asian="Mangal" fo:color="#000000" fo:font-size="32pt" style:font-size-asian="32pt" style:font-size-complex="32pt" fo:hyphenate="false"/>
    </style:style>
    <style:style style:name="Default1LTGliederung2" style:display-name="Default 1~LT~Gliederung 2" style:family="paragraph" style:parent-style-name="Default1LTGliederung1">
      <style:paragraph-properties fo:margin-bottom="0.1576in"/>
      <style:text-properties fo:font-size="24pt" style:font-size-asian="24pt" style:font-size-complex="24pt" fo:hyphenate="false"/>
    </style:style>
    <style:style style:name="Default1LTGliederung3" style:display-name="Default 1~LT~Gliederung 3" style:family="paragraph" style:parent-style-name="Default1LTGliederung2">
      <style:paragraph-properties fo:margin-bottom="0.118in"/>
      <style:text-properties fo:font-size="20pt" style:font-size-asian="20pt" style:font-size-complex="20pt" fo:hyphenate="false"/>
    </style:style>
    <style:style style:name="Default1LTGliederung4" style:display-name="Default 1~LT~Gliederung 4" style:family="paragraph" style:parent-style-name="Default1LTGliederung3">
      <style:paragraph-properties fo:margin-bottom="0.0784in"/>
      <style:text-properties fo:hyphenate="false"/>
    </style:style>
    <style:style style:name="Default1LTGliederung5" style:display-name="Default 1~LT~Gliederung 5" style:family="paragraph" style:parent-style-name="Default1LTGliederung4">
      <style:paragraph-properties fo:margin-bottom="0.0395in"/>
      <style:text-properties fo:hyphenate="false"/>
    </style:style>
    <style:style style:name="Default1LTGliederung6" style:display-name="Default 1~LT~Gliederung 6" style:family="paragraph" style:parent-style-name="Default1LTGliederung5">
      <style:text-properties fo:hyphenate="false"/>
    </style:style>
    <style:style style:name="Default1LTGliederung7" style:display-name="Default 1~LT~Gliederung 7" style:family="paragraph" style:parent-style-name="Default1LTGliederung6">
      <style:text-properties fo:hyphenate="false"/>
    </style:style>
    <style:style style:name="Default1LTGliederung8" style:display-name="Default 1~LT~Gliederung 8" style:family="paragraph" style:parent-style-name="Default1LTGliederung7">
      <style:text-properties fo:hyphenate="false"/>
    </style:style>
    <style:style style:name="Default1LTGliederung9" style:display-name="Default 1~LT~Gliederung 9" style:family="paragraph" style:parent-style-name="Default1LTGliederung8">
      <style:text-properties fo:hyphenate="false"/>
    </style:style>
    <style:style style:name="Default1LTTitel" style:display-name="Default 1~LT~Titel" style:family="paragraph">
      <style:paragraph-properties style:text-autospace="none"/>
      <style:text-properties style:font-name="Mangal" style:font-name-asian="Mangal" fo:color="#000000" fo:font-size="18pt" style:font-size-asian="18pt" style:font-size-complex="18pt" fo:hyphenate="false"/>
    </style:style>
    <style:style style:name="Default1LTUntertitel" style:display-name="Default 1~LT~Untertitel" style:family="paragraph">
      <style:paragraph-properties style:text-autospace="none" fo:text-align="center"/>
      <style:text-properties style:font-name="Mangal" style:font-name-asian="Mangal" fo:font-size="32pt" style:font-size-asian="32pt" style:font-size-complex="32pt" fo:hyphenate="false"/>
    </style:style>
    <style:style style:name="Default1LTNotizen" style:display-name="Default 1~LT~Notizen" style:family="paragraph">
      <style:paragraph-properties style:text-autospace="none" fo:margin-left="0.2361in" fo:text-indent="-0.2361in">
        <style:tab-stops/>
      </style:paragraph-properties>
      <style:text-properties style:font-name="Mangal" style:font-name-asian="Mangal" fo:font-size="20pt" style:font-size-asian="20pt" style:font-size-complex="20pt" fo:hyphenate="false"/>
    </style:style>
    <style:style style:name="Default1LTHintergrundobjekte" style:display-name="Default 1~LT~Hintergrundobjekte" style:family="paragraph">
      <style:paragraph-properties style:text-autospace="none"/>
      <style:text-properties fo:hyphenate="false"/>
    </style:style>
    <style:style style:name="Default1LTHintergrund" style:display-name="Default 1~LT~Hintergrund" style:family="paragraph">
      <style:paragraph-properties style:text-autospace="none"/>
      <style:text-properties fo:hyphenate="false"/>
    </style:style>
    <style:style style:name="Default2LTGliederung1" style:display-name="Default 2~LT~Gliederung 1" style:family="paragraph">
      <style:paragraph-properties style:text-autospace="none" fo:margin-bottom="0.1965in"/>
      <style:text-properties style:font-name="Mangal" style:font-name-asian="Mangal" fo:color="#000000" fo:font-size="32pt" style:font-size-asian="32pt" style:font-size-complex="32pt" fo:hyphenate="false"/>
    </style:style>
    <style:style style:name="Default2LTGliederung2" style:display-name="Default 2~LT~Gliederung 2" style:family="paragraph" style:parent-style-name="Default2LTGliederung1">
      <style:paragraph-properties fo:margin-bottom="0.1576in"/>
      <style:text-properties fo:font-size="24pt" style:font-size-asian="24pt" style:font-size-complex="24pt" fo:hyphenate="false"/>
    </style:style>
    <style:style style:name="Default2LTGliederung3" style:display-name="Default 2~LT~Gliederung 3" style:family="paragraph" style:parent-style-name="Default2LTGliederung2">
      <style:paragraph-properties fo:margin-bottom="0.118in"/>
      <style:text-properties fo:font-size="20pt" style:font-size-asian="20pt" style:font-size-complex="20pt" fo:hyphenate="false"/>
    </style:style>
    <style:style style:name="Default2LTGliederung4" style:display-name="Default 2~LT~Gliederung 4" style:family="paragraph" style:parent-style-name="Default2LTGliederung3">
      <style:paragraph-properties fo:margin-bottom="0.0784in"/>
      <style:text-properties fo:hyphenate="false"/>
    </style:style>
    <style:style style:name="Default2LTGliederung5" style:display-name="Default 2~LT~Gliederung 5" style:family="paragraph" style:parent-style-name="Default2LTGliederung4">
      <style:paragraph-properties fo:margin-bottom="0.0395in"/>
      <style:text-properties fo:hyphenate="false"/>
    </style:style>
    <style:style style:name="Default2LTGliederung6" style:display-name="Default 2~LT~Gliederung 6" style:family="paragraph" style:parent-style-name="Default2LTGliederung5">
      <style:text-properties fo:hyphenate="false"/>
    </style:style>
    <style:style style:name="Default2LTGliederung7" style:display-name="Default 2~LT~Gliederung 7" style:family="paragraph" style:parent-style-name="Default2LTGliederung6">
      <style:text-properties fo:hyphenate="false"/>
    </style:style>
    <style:style style:name="Default2LTGliederung8" style:display-name="Default 2~LT~Gliederung 8" style:family="paragraph" style:parent-style-name="Default2LTGliederung7">
      <style:text-properties fo:hyphenate="false"/>
    </style:style>
    <style:style style:name="Default2LTGliederung9" style:display-name="Default 2~LT~Gliederung 9" style:family="paragraph" style:parent-style-name="Default2LTGliederung8">
      <style:text-properties fo:hyphenate="false"/>
    </style:style>
    <style:style style:name="Default2LTTitel" style:display-name="Default 2~LT~Titel" style:family="paragraph">
      <style:paragraph-properties style:text-autospace="none"/>
      <style:text-properties style:font-name="Mangal" style:font-name-asian="Mangal" fo:color="#000000" fo:font-size="18pt" style:font-size-asian="18pt" style:font-size-complex="18pt" fo:hyphenate="false"/>
    </style:style>
    <style:style style:name="Default2LTUntertitel" style:display-name="Default 2~LT~Untertitel" style:family="paragraph">
      <style:paragraph-properties style:text-autospace="none" fo:text-align="center"/>
      <style:text-properties style:font-name="Mangal" style:font-name-asian="Mangal" fo:font-size="32pt" style:font-size-asian="32pt" style:font-size-complex="32pt" fo:hyphenate="false"/>
    </style:style>
    <style:style style:name="Default2LTNotizen" style:display-name="Default 2~LT~Notizen" style:family="paragraph">
      <style:paragraph-properties style:text-autospace="none" fo:margin-left="0.2361in" fo:text-indent="-0.2361in">
        <style:tab-stops/>
      </style:paragraph-properties>
      <style:text-properties style:font-name="Mangal" style:font-name-asian="Mangal" fo:font-size="20pt" style:font-size-asian="20pt" style:font-size-complex="20pt" fo:hyphenate="false"/>
    </style:style>
    <style:style style:name="Default2LTHintergrundobjekte" style:display-name="Default 2~LT~Hintergrundobjekte" style:family="paragraph">
      <style:paragraph-properties style:text-autospace="none"/>
      <style:text-properties fo:hyphenate="false"/>
    </style:style>
    <style:style style:name="Default2LTHintergrund" style:display-name="Default 2~LT~Hintergrund" style:family="paragraph">
      <style:paragraph-properties style:text-autospace="none"/>
      <style:text-properties fo:hyphenate="false"/>
    </style:style>
    <style:style style:name="BodyText2" style:display-name="Body Text 2" style:family="paragraph" style:parent-style-name="Standard">
      <style:paragraph-properties>
        <style:tab-stops>
          <style:tab-stop style:type="left" style:position="0.25in"/>
          <style:tab-stop style:type="left" style:position="2in"/>
          <style:tab-stop style:type="left" style:position="3.5in"/>
          <style:tab-stop style:type="left" style:position="5in"/>
        </style:tab-stops>
      </style:paragraph-properties>
      <style:text-properties style:font-name="Verdana" style:font-name-complex="Verdana"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NumberingSymbols" style:display-name="Numbering Symbols" style:family="text"/>
    <style:style style:name="ListLabel3" style:display-name="ListLabel 3" style:family="text">
      <style:text-properties fo:font-weight="normal" style:font-weight-asian="normal"/>
    </style:style>
    <text:list-style style:name="WW8Num1" style:display-name="WW8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 text:display-levels="3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 text:display-levels="6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 text:display-levels="9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Num35" style:display-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 text:display-levels="3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 text:display-levels="6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 text:display-levels="9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Num8" style:display-name="WWNum8">
      <text:list-level-style-number text:level="1" style:num-suffix="." style:num-format="1" text:start-value="3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 text:display-levels="3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 text:display-levels="6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 text:display-levels="9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Num9" style:display-name="WWNum9">
      <text:list-level-style-number text:level="1" style:num-suffix="." style:num-format="1" text:start-value="5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 text:display-levels="3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 text:display-levels="6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 text:display-levels="9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fo:font-weight="normal" style:font-weight-asian="normal"/>
    </style:style>
    <text:list-style style:name="WWNum38" style:display-name="WWNum38">
      <text:list-level-style-number text:level="1" text:style-name="WW_CharLFO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 text:display-levels="3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 text:display-levels="6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 text:display-levels="9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7">
      <text:list-level-style-number text:level="1" style:num-suffix=")" style:num-format="i" text:start-value="10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number text:level="1" style:num-suffix=")" style:num-format="1" text:start-value="1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number text:level="1" style:num-suffix=")" style:num-format="1" text:start-value="2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number text:level="1" style:num-suffix=")" style:num-format="1" text:start-value="2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lentsprint</meta:initial-creator>
    <dc:creator>KALIKOTA HARISHANKAR</dc:creator>
    <meta:creation-date>2014-02-14T12:44:00Z</meta:creation-date>
    <dc:date>2021-09-13T08:04:00Z</dc:date>
    <meta:template xlink:href="Normal" xlink:type="simple"/>
    <meta:editing-cycles>5</meta:editing-cycles>
    <meta:editing-duration>PT21360S</meta:editing-duration>
    <meta:document-statistic meta:page-count="2" meta:paragraph-count="2" meta:word-count="207" meta:character-count="1391" meta:row-count="9" meta:non-whitespace-character-count="1186"/>
  </office:meta>
</office:document-meta>
</file>